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4" style:family="graphic" style:parent-style-name="standard">
      <style:graphic-properties draw:stroke="solid" svg:stroke-width="0cm" draw:marker-start-width="0.2cm" draw:marker-end-width="0.2cm" draw:fill="hatch" draw:fill-hatch-name="Black_20_45_20_Degrees" draw:textarea-horizontal-align="justify" draw:textarea-vertical-align="middle" draw:auto-grow-height="false" fo:min-height="1.478cm" fo:min-width="1.862cm" fo:padding-top="0.125cm" fo:padding-bottom="0.125cm" fo:padding-left="0.25cm" fo:padding-right="0.25cm"/>
    </style:style>
    <style:style style:name="gr5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275cm" draw:marker-end-width="0.275cm" svg:stroke-linecap="round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Dashed_20__28_var_29_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942cm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0pt" fo:language="en" fo:country="US" style:font-size-asian="10pt" style:font-size-complex="10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319cm" svg:height="0.649cm" svg:x="0.692cm" svg:y="2.868cm">
          <draw:text-box>
            <text:p><text:span text:style-name="T1">width</text:span></text:p>
          </draw:text-box>
        </draw:frame>
        <draw:frame draw:style-name="gr2" draw:text-style-name="P1" draw:layer="layout" svg:width="1.378cm" svg:height="0.649cm" svg:x="2.694cm" svg:y="2.149cm">
          <draw:text-box>
            <text:p><text:span text:style-name="T1">depth</text:span></text:p>
          </draw:text-box>
        </draw:frame>
        <draw:frame draw:style-name="gr3" draw:text-style-name="P1" draw:layer="layout" svg:width="1.658cm" svg:height="0.649cm" svg:x="3.01cm" svg:y="0.818cm">
          <draw:text-box>
            <text:p><text:span text:style-name="T1">height</text:span></text:p>
          </draw:text-box>
        </draw:frame>
        <draw:g>
          <draw:custom-shape draw:style-name="gr4" draw:text-style-name="P2" draw:layer="layout" svg:width="2.362cm" svg:height="1.728cm" svg:x="0.762cm" svg:y="0.1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3" draw:layer="layout" svg:x1="0.715cm" svg:y1="0.109cm" svg:x2="3.118cm" svg:y2="0.109cm">
            <text:p/>
          </draw:line>
          <draw:custom-shape draw:style-name="gr6" draw:text-style-name="P4" draw:layer="layout" svg:width="2.374cm" svg:height="1.783cm" svg:x="0.116cm" svg:y="1.1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3" draw:layer="layout" svg:x1="2.493cm" svg:y1="1.164cm" svg:x2="3.112cm" svg:y2="0.109cm">
            <text:p/>
          </draw:line>
          <draw:line draw:style-name="gr8" draw:text-style-name="P3" draw:layer="layout" svg:x1="0.142cm" svg:y1="2.93cm" svg:x2="0.758cm" svg:y2="1.863cm">
            <text:p/>
          </draw:line>
          <draw:line draw:style-name="gr7" draw:text-style-name="P3" draw:layer="layout" svg:x1="2.501cm" svg:y1="2.939cm" svg:x2="3.112cm" svg:y2="1.878cm">
            <text:p/>
          </draw:line>
          <draw:line draw:style-name="gr7" draw:text-style-name="P3" draw:layer="layout" svg:x1="0.116cm" svg:y1="1.165cm" svg:x2="0.727cm" svg:y2="0.109cm">
            <text:p/>
          </draw:line>
          <draw:line draw:style-name="gr5" draw:text-style-name="P3" draw:layer="layout" svg:x1="3.112cm" svg:y1="0.092cm" svg:x2="3.112cm" svg:y2="1.88cm">
            <text:p/>
          </draw:line>
          <draw:line draw:style-name="gr8" draw:text-style-name="P3" draw:layer="layout" svg:x1="0.738cm" svg:y1="0.131cm" svg:x2="0.738cm" svg:y2="1.909cm">
            <text:p/>
          </draw:line>
          <draw:line draw:style-name="gr8" draw:text-style-name="P3" draw:layer="layout" svg:x1="0.736cm" svg:y1="1.878cm" svg:x2="3.112cm" svg:y2="1.878cm">
            <text:p/>
          </draw:line>
        </draw:g>
        <draw:g>
          <draw:custom-shape draw:style-name="gr9" draw:text-style-name="P5" draw:layer="layout" svg:width="1.061cm" svg:height="0.412cm" svg:x="1.368cm" svg:y="0.4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6" draw:layer="layout" svg:width="1.445cm" svg:height="0.692cm" svg:x="1.192cm" svg:y="0.288cm">
            <draw:text-box>
              <text:p><text:span text:style-name="T2">Fron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.3cm" fo:page-height="3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8-21T11:08:34</meta:creation-date>
    <meta:editing-duration>PT8M25S</meta:editing-duration>
    <meta:editing-cycles>2</meta:editing-cycles>
    <meta:generator>LibreOffice/5.0.2.2$Linux_X86_64 LibreOffice_project/00m0$Build-2</meta:generator>
    <dc:date>2015-11-15T11:43:09.949290859</dc:date>
    <meta:document-statistic meta:object-count="17"/>
  </office:meta>
</office:document-meta>
</file>